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566025009980877338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1702741971351222135"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602162299318619518"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951286837327540311"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text:soft-page-break/></text:p>
      <text:p text:style-name="P19">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text:soft-page-break/></text:p>
      <text:p text:style-name="P14">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text:soft-page-break/>In the last week: 30.2 miles</text:p>
      <text:p text:style-name="P28">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text:soft-page-break/>In the last week: 22.8 miles</text:p>
      <text:p text:style-name="P14">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text:soft-page-break/></text:p>
      <text:p text:style-name="P28">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text:soft-page-break/></text:p>
      <text:p text:style-name="P44">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text:soft-page-break/>In the last week: 31.1 miles</text:p>
      <text:p text:style-name="P14">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text:soft-page-break/>In the last week: 28 miles</text:p>
      <text:p text:style-name="P44">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text:soft-page-break/>In the last week: <text:s/>30.3 miles</text:p>
      <text:p text:style-name="P14">Sat May 16, 2020 <text:span text:style-name="T1">6.3 miles</text:span></text:p>
      <text:p text:style-name="P1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4">Times for runs: 4:13, 4:10, 4:08, 4:06, 4:06, 3:43, Times for jogs about 3:25</text:p>
      <text:p text:style-name="P14">Sum of ascents along each half mile: about 35 feet</text:p>
      <text:p text:style-name="P14"><text:span text:style-name="T1">Warm down:</text:span> Rest a few minutes and jog 1.6 miles</text:p>
      <text:p text:style-name="P14"/>
      <text:p text:style-name="P14">Sun May 17, 2020 <text:span text:style-name="T1">4 miles</text:span></text:p>
      <text:p text:style-name="P14">I ran the somewhat hilly 4 mile Wesbury Course. <text:s/>The total ascent on this course is 277 feet.</text:p>
      <text:p text:style-name="P14">The average pace: <text:s/>9:58/mile.</text:p>
      <text:p text:style-name="P14"/>
      <text:p text:style-name="P14">Mon May 18, 2020 <text:span text:style-name="T1">5.25 miles</text:span> </text:p>
      <text:p text:style-name="P14"><text:span text:style-name="T1">Warm up:</text:span> <text:s/>0.25 mile jog</text:p>
      <text:p text:style-name="P14"><text:span text:style-name="T1">Run:</text:span> 5 miles on a 0.83 mile loop on the Allegheny athletic field. 5 miles is 6 loops plus 35 yards. Time: 48:51 or 9:46/mile. Each loop has 50 feet of ascent, or 300 feet for 5 miles.</text:p>
      <text:p text:style-name="P14">Splits for each 0.83 miles: 8:49, 8:22, 8:10, 8:02, 7:46, 7:32 </text:p>
      <text:p text:style-name="P14"/>
      <text:p text:style-name="P14">Tues May 19, 2020 <text:span text:style-name="T1">4 miles</text:span></text:p>
      <text:p text:style-name="P14">I ran an easy 4 miles mainly on the grass loop around the Allegheny athletic field. <text:s/></text:p>
      <text:p text:style-name="P14"/>
      <text:p text:style-name="P14">Wed May 20, 2020 <text:span text:style-name="T1">3.5 miles</text:span></text:p>
      <text:p text:style-name="P14">I ran an easy 3.5 miles mainly on the grass loop around the Allegheny athletic field.</text:p>
      <text:p text:style-name="P14"/>
      <text:p text:style-name="P14">Thur May 21, 2020 <text:span text:style-name="T1">3.5 miles</text:span> <text:s/></text:p>
      <text:p text:style-name="P14"><text:span text:style-name="T1">Warm up:</text:span> <text:s/>1 mile to the Allegheny athletic field in 10:10 and rest 3:00. </text:p>
      <text:p text:style-name="P14">I ran on a 0.75 mile grassy loop that has a total ascent of 50 feet per loop.</text:p>
      <text:p text:style-name="P14"><text:span text:style-name="T1">Run:</text:span> 1 x 0.75 miles and 1 x 1.5 miles with a 3:00 rest between.</text:p>
      <text:p text:style-name="P14">Times for runs: 6:59, (7:10 + 6:37) = 13:47 (9:11/mile)</text:p>
      <text:p text:style-name="P10">Warm down: <text:span text:style-name="T2">rest 2:00 and 0.25 mile jog </text:span></text:p>
      <text:p text:style-name="P14"/>
      <text:p text:style-name="P10"><text:span text:style-name="T2">Fri May 22, 2020 </text:span>3.75 miles<text:span text:style-name="T2"> </text:span></text:p>
      <text:p text:style-name="P14"><text:span text:style-name="T1">Warm up:</text:span> <text:s/>1.5 miles to the Allegheny athletic field in 11:13 and rest 5:00. </text:p>
      <text:p text:style-name="P14">I ran on a 0.75 mile grassy loop that has a total ascent of 50 feet per loop.</text:p>
      <text:p text:style-name="P14"><text:span text:style-name="T1">Run:</text:span> 2.25 miles averaging 11:53/mle</text:p>
      <text:list xml:id="list2936886393034866101" text:style-name="L5">
        <text:list-item>
          <text:list>
            <text:list-header>
              <text:p text:style-name="P61">0.75 mile splits: 9:06, 9:24, 8:13</text:p>
              <text:p text:style-name="P61">Comparison with yesterday's workout shows that today was a recovery day.</text:p>
            </text:list-header>
          </text:list>
        </text:list-item>
      </text:list>
      <text:p text:style-name="P14"/>
      <text:p text:style-name="P10">In the last week: 30.3 miles</text:p>
      <text:p text:style-name="P14"><text:soft-page-break/></text:p>
      <text:p text:style-name="P14">Sat May 23, 2020 <text:span text:style-name="T1">5 miles</text:span></text:p>
      <text:p text:style-name="P1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4">Each ¼ mile run was half down and half uphill with vertical decent and ascent of about 20 feet. Times for the runs: 1:59, 1:56, 2:00, 1:59, 1:57, 1:49. The jogs were about 3:20.</text:p>
      <text:p text:style-name="P10">Warm down:<text:span text:style-name="T2"> 1.25 mile jog.</text:span></text:p>
      <text:p text:style-name="P14"/>
      <text:p text:style-name="P10"><text:span text:style-name="T2">Sun May 24, 2020 </text:span>5 miles<text:span text:style-name="T2"> <text:s/></text:span></text:p>
      <text:p text:style-name="P1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4"/>
      <text:p text:style-name="P14">Mon May 25, 2020 <text:span text:style-name="T1">5 miles</text:span> </text:p>
      <text:p text:style-name="P14">I didn't cut grass today but I did run the same workout as yesterday. Today I ran the last mile about 50 seconds faster than I did yesterday and averaged 11:47 for the 5 miles.</text:p>
      <text:p text:style-name="P14"/>
      <text:p text:style-name="P14">Tues May 26, 2020 <text:span text:style-name="T1">3.3 miles</text:span> at an easy pace.</text:p>
      <text:p text:style-name="P14"/>
      <text:p text:style-name="P14">Wed May 27, 2020 <text:span text:style-name="T1">2.3 miles</text:span> at an easy pace.</text:p>
      <text:p text:style-name="P14"/>
      <text:p text:style-name="P14">Thurs May 28, 2020 <text:span text:style-name="T1">5 miles</text:span></text:p>
      <text:p text:style-name="P1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4"><text:span text:style-name="T1">Warm up:</text:span> 0.6 miles and rest a minute </text:p>
      <text:p text:style-name="P14"><text:span text:style-name="T1">Run:</text:span> I ran 2 times down and up the hill and felt really good the whole way especially coming up the hill the second time. Time for 3.22 miles: 33:36 or 10:26/mile</text:p>
      <text:p text:style-name="P14">Splits: 1<text:span text:style-name="T5">st</text:span> time: Down 7:27 or 9:15/mile, Up 10:13 or 12:38/mile</text:p>
      <text:p text:style-name="P14"><text:s text:c="11"/>2<text:span text:style-name="T5">nd</text:span> time: Down 7:21 or 9:08/mile, Up 8:33 or 10:34/mile</text:p>
      <text:p text:style-name="P10">Warm down: <text:s/><text:span text:style-name="T2">Rest a minute and jog 1.2 miles</text:span></text:p>
      <text:p text:style-name="P1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4">During the second mile my energy was low but after that I felt better. Total ascent: 275 ft</text:p>
      <text:p text:style-name="P10"><text:span text:style-name="T2">Warm down: </text:span>0.4 miles<text:span text:style-name="T2"> </text:span></text:p>
      <text:p text:style-name="P14"><text:span text:style-name="T1">In the last week:</text:span> <text:s/><text:span text:style-name="T1">30.6 miles</text:span></text:p>
      <text:p text:style-name="P14"><text:soft-page-break/>Sat May 30, 2020 <text:span text:style-name="T1">5 miles</text:span></text:p>
      <text:p text:style-name="P14"><text:span text:style-name="T1">Run:</text:span> 4.6 miles on hilly roads including the 0.81 mile hill in Greendale Cemetery</text:p>
      <text:p text:style-name="P14">Average pace: 10:26/mile</text:p>
      <text:p text:style-name="P14">1<text:span text:style-name="T5">st</text:span> 0.8 miles downhill averaging about 9:00/mile</text:p>
      <text:p text:style-name="P14">2<text:span text:style-name="T5">nd</text:span> 0.81 miles uphill with an elevation change of 216 feet averaging about 11:00/mile</text:p>
      <text:p text:style-name="P14">3 miles on hilly 510 meter cemetery loop averaging 10:40/mile with the last mile in 9:33</text:p>
      <text:p text:style-name="P14"><text:span text:style-name="T1">Warm down:</text:span> 0.4 miles </text:p>
      <text:p text:style-name="P14"/>
      <text:p text:style-name="P14">Sun May 31, 2020 <text:span text:style-name="T1">4.25 miles</text:span></text:p>
      <text:p text:style-name="P14">I ran 4,25 miles on hilly roads and grass and averaged about 10:25. The last mile was hilly and time was 9:50. </text:p>
      <text:p text:style-name="P14"/>
      <text:p text:style-name="P11">Mon June 1, 2020 <text:span text:style-name="T1">4.5 miles</text:span> <text:s/></text:p>
      <text:p text:style-name="P7">Run: <text:span text:style-name="T2">4 miles on hilly roads averaging 8:57/mile</text:span></text:p>
      <text:p text:style-name="P11">Sum of ascents: 267 feet, <text:s/>This is one of my fastest times on this course.</text:p>
      <text:p text:style-name="P11">Splits:</text:p>
      <text:p text:style-name="P11">July 4, 2018: <text:s text:c="3"/>9:18, 9:12, 8:41, 8:34<text:tab/>Time: 35:45, Average pace: 8:56/mile</text:p>
      <text:p text:style-name="P11">Today: <text:s text:c="13"/>9:46, 9:03, 8:47, 8:12<text:tab/>Time: 35:47, Average pace: 8:57/mile</text:p>
      <text:p text:style-name="P7">Warm down:<text:span text:style-name="T2"> <text:s/>6 minute rest and ½ mile jog</text:span></text:p>
      <text:p text:style-name="P11"/>
      <text:p text:style-name="P7"><text:span text:style-name="T2">Tues June 2, 2020 </text:span>4.3<text:span text:style-name="T2"> </text:span>miles</text:p>
      <text:p text:style-name="P7">Run: <text:span text:style-name="T2">4.3 miles on hilly roads and grass at the Allegheny athletic field.</text:span></text:p>
      <text:p text:style-name="P11">Average pace: 10:58/mile, Total ascent on the course: 369 feet </text:p>
      <text:p text:style-name="P11"/>
      <text:p text:style-name="P11">Wed June 3, 2020 <text:span text:style-name="T1">4. miles</text:span></text:p>
      <text:p text:style-name="P11"><text:span text:style-name="T1">Warm up: </text:span>0.5 miles</text:p>
      <text:p text:style-name="P7">Run: <text:span text:style-name="T2">3.25 miles on slightly hilly roads, Average pace: 10:04/mile</text:span></text:p>
      <text:p text:style-name="P7">Warm down: <text:span text:style-name="T2">0.25 miles</text:span></text:p>
      <text:p text:style-name="P7"><text:span text:style-name="T2"/></text:p>
      <text:p text:style-name="P11">Wed June 3, 2020 <text:span text:style-name="T1">4.15 miles</text:span></text:p>
      <text:p text:style-name="P11">I ran almost the same workout as yesterday but on a different course.</text:p>
      <text:p text:style-name="P11"><text:span text:style-name="T1">Warm up: </text:span>0.5 miles</text:p>
      <text:p text:style-name="P7">Run: <text:span text:style-name="T2">3.25 miles on slightly hilly roads, Average pace: 10:03/mile</text:span></text:p>
      <text:p text:style-name="P7">Warm down:<text:span text:style-name="T2"> 0.4 miles</text:span></text:p>
      <text:p text:style-name="P11"><text:s text:c="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04T19:14:29.77</dc:date>
    <dc:creator>James Lombardi</dc:creator>
    <meta:editing-duration>P4DT1H36M46S</meta:editing-duration>
    <meta:editing-cycles>385</meta:editing-cycles>
    <meta:generator>OpenOffice/4.1.2$Win32 OpenOffice.org_project/412m3$Build-9782</meta:generator>
    <meta:document-statistic meta:table-count="0" meta:image-count="0" meta:object-count="0" meta:page-count="54" meta:paragraph-count="1456" meta:word-count="16001" meta:character-count="79400"/>
  </office:meta>
</office:document-meta>
</file>